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ubtitle">
      <style:paragraph-properties fo:line-height="115%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6" style:family="paragraph" style:parent-style-name="Standard">
      <style:paragraph-properties fo:line-height="115%" fo:text-align="start" style:justify-single-word="false" style:writing-mode="lr-tb"/>
    </style:style>
    <style:style style:name="P7" style:family="paragraph" style:parent-style-name="Heading_20_1">
      <style:paragraph-properties fo:line-height="115%" fo:break-before="page" style:writing-mode="lr-tb"/>
    </style:style>
    <style:style style:name="P8" style:family="paragraph" style:parent-style-name="Heading_20_1">
      <style:paragraph-properties fo:line-height="115%" fo:break-before="auto" fo:break-after="auto" style:writing-mode="lr-tb"/>
    </style:style>
    <style:style style:name="P9" style:family="paragraph" style:parent-style-name="Title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h.kphh03vq9fln"/>COMUNICATION WITH SIMBALLS</text:p>
      <text:p text:style-name="P3">How to read from simballs using Visual Studio program</text:p>
      <text:p text:style-name="P2">Author Delia González Guzmán</text:p>
      <text:p text:style-name="P2">2014-11-06</text:p>
      <text:p text:style-name="P2"/>
      <text:p text:style-name="P2">Reviewer Name</text:p>
      <text:p text:style-name="P2">2014-11-05</text:p>
      <text:p text:style-name="P6"/>
      <text:p text:style-name="P6"/>
      <text:h text:style-name="P7" text:outline-level="10"><text:bookmark text:name="h.i8fmhle1r1ue"/>Abstract/Introduction</text:h>
      <text:h text:style-name="P8" text:outline-level="10"><text:bookmark text:name="h.8cd91k43pot"/>Table of Contents</text:h>
      <text:h text:style-name="P8" text:outline-level="10"><text:bookmark text:name="h.1m5fz75g924l"/>References</text:h>
      <text:p text:style-name="P1">lin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>
        <style:header-footer-properties fo:min-height="1.251cm" fo:margin-left="0cm" fo:margin-right="0cm" fo:margin-top="1.251cm" style:dynamic-spacing="true"/>
      </style:footer-style>
    </style:page-layout>
  </office:automatic-styles>
  <office:master-styles>
    <style:master-page style:name="Standard" style:page-layout-name="Mpm1">
      <style:header>
        <text:p text:style-name="MP1">Wrocław University of Technology</text:p>
        <text:p text:style-name="MP2">Faculty of Electronics</text:p>
        <text:p text:style-name="MP3">Milestone 2</text:p>
        <text:p text:style-name="MP3">Component INTERFACE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>Delia González Guzmán</dc:creator>
    <meta:editing-cycles>2</meta:editing-cycles>
    <dc:date>2014-11-06T15:37:23.88</dc:date>
    <meta:editing-duration>PT2M54S</meta:editing-duration>
    <meta:document-statistic meta:table-count="0" meta:image-count="0" meta:object-count="0" meta:page-count="2" meta:paragraph-count="15" meta:word-count="38" meta:character-count="278"/>
  </office:meta>
</office:document-meta>
</file>